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26cm" fo:break-before="auto" style:use-optimal-row-height="tru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3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3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48" style:family="table-cell" style:parent-style-name="Default">
      <style:table-cell-properties fo:border="0.74pt solid #000000"/>
      <style:text-properties style:font-name="Avenir3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3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3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92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3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2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8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3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3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907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59" style:family="table-cell" style:parent-style-name="Default">
      <style:text-properties style:font-name="Avenir5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5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5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34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1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666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019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5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5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5" style:family="table-cell" style:parent-style-name="Default">
      <style:table-cell-properties fo:background-color="transparent" style:vertical-align="middle"/>
      <style:text-properties style:font-name="Avenir5"/>
    </style:style>
    <style:style style:name="ce208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9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5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59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103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227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9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3" fo:font-weight="bold"/>
    </style:style>
    <style:style style:name="ce269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3" fo:font-weight="normal"/>
    </style:style>
    <style:style style:name="ce269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3" fo:font-weight="bold"/>
    </style:style>
    <style:style style:name="ce585" style:family="table-cell" style:parent-style-name="Default">
      <style:text-properties style:font-name="Avenir3"/>
    </style:style>
    <style:style style:name="ce269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701" style:family="table-cell" style:parent-style-name="Default">
      <style:text-properties style:font-name="Avenir3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7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1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78" style:family="table-cell" style:parent-style-name="Default">
      <style:table-cell-properties fo:border="0.06pt solid #000000" style:vertical-align="middle"/>
      <style:text-properties style:font-name="Avenir5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1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9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2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6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3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5"/>
    </style:style>
    <style:style style:name="ce2945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5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34" style:family="text">
      <style:text-properties style:use-window-font-color="true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Segoe UI" style:font-name-complex="Tahoma"/>
    </style:style>
    <style:style style:name="T37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relief="none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text-overline-style="none" style:text-overline-color="font-color" style:use-window-font-color="true"/>
    </style:style>
    <style:style style:name="T44" style:family="text">
      <style:text-properties style:use-window-font-color="true"/>
    </style:style>
    <style:style style:name="T45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6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7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5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56" style:family="text">
      <style:text-properties style:text-line-through-type="single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color="#ff0000" fo:font-weight="bold" style:font-weight-asian="bold" style:font-weight-complex="bold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1" style:family="text">
      <style:text-properties style:font-name="Avenir3"/>
    </style:style>
    <style:style style:name="T62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Faj misztérium: Elf " calcext:value-type="string" table:number-columns-spanned="3" table:number-rows-spanned="1">
            <text:p>Faj misztérium: Elf 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1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4" table:content-validation-name="val46" table:formula="of:=[$Fortélylista.B73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4" table:content-validation-name="val47" table:formula="of:=[$Fortélylista.B68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4" table:content-validation-name="val48" table:formula="of:=[$Fortélylista.B65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4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4" table:content-validation-name="val50" table:formula="of:=[$Fortélylista.B74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4" table:content-validation-name="val51" table:formula="of:=[$Fortélylista.B69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4" table:content-validation-name="val52" table:formula="of:=[$Fortélylista.B70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7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71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4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7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37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37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842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980"/>
        <table:table-column table:style-name="co16" table:default-cell-style-name="ce980"/>
        <table:table-column table:style-name="co14" table:default-cell-style-name="ce980"/>
        <table:table-column table:style-name="co17" table:default-cell-style-name="ce980"/>
        <table:table-column table:style-name="co18" table:default-cell-style-name="ce980"/>
        <table:table-column table:style-name="co19" table:default-cell-style-name="ce980"/>
        <table:table-column table:style-name="co20" table:default-cell-style-name="ce980"/>
        <table:table-column table:style-name="co21" table:default-cell-style-name="ce980"/>
        <table:table-column table:style-name="co22" table:default-cell-style-name="ce980"/>
        <table:table-column table:style-name="co23" table:default-cell-style-name="ce98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3"/>
          <table:covered-table-cell table:style-name="ce1005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3"/>
          <table:covered-table-cell table:style-name="ce1005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4"/>
          <table:covered-table-cell table:style-name="ce359"/>
          <table:covered-table-cell table:style-name="ce372"/>
          <table:covered-table-cell table:number-columns-repeated="4" table:style-name="ce984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content-validation-name="val97" table:number-columns-spanned="3" table:number-rows-spanned="1"/>
          <table:covered-table-cell table:style-name="ce52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0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3"/>
          <table:table-cell table:style-name="ce526" table:number-columns-spanned="3" table:number-rows-spanned="1"/>
          <table:covered-table-cell table:style-name="ce52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83"/>
          <table:covered-table-cell table:style-name="ce46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83"/>
          <table:covered-table-cell table:style-name="ce46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706"/>
          <table:table-cell table:style-name="ce464" table:content-validation-name="val94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95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59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default-cell-style-name="ce659"/>
        <table:table-column table:style-name="co28" table:number-columns-repeated="3" table:default-cell-style-name="ce659"/>
        <table:table-column table:style-name="co30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65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64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0" table:content-validation-name="val146" office:value-type="string" calcext:value-type="string">
            <text:p>Módosítók</text:p>
          </table:table-cell>
          <table:table-cell table:style-name="ce660" table:content-validation-name="val153" office:value-type="string" calcext:value-type="string">
            <text:p>Összesen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1" table:content-validation-name="val130" office:value-type="float" office:value="7" calcext:value-type="float">
            <text:p>7</text:p>
          </table:table-cell>
          <table:table-cell table:style-name="ce73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28" table:content-validation-name="val154" table:formula="of:=[.C4]+[.B4]+[.D4]" office:value-type="float" office:value="7" calcext:value-type="float">
            <text:p>7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13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1" table:content-validation-name="val130" office:value-type="float" office:value="30" calcext:value-type="float">
            <text:p>30</text:p>
          </table:table-cell>
          <table:table-cell table:style-name="ce73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28" table:content-validation-name="val155" table:formula="of:=[.C5]+[.B5]+[.D5]" office:value-type="float" office:value="30" calcext:value-type="float">
            <text:p>30</text:p>
          </table:table-cell>
          <table:table-cell table:style-name="ce556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82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28" table:content-validation-name="val156" table:formula="of:=[.C7]+[.B7]+[.D7]" office:value-type="float" office:value="-15" calcext:value-type="float">
            <text:p>-15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13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64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6"/>
          <table:table-cell table:style-name="ce782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4"/>
          <table:table-cell table:style-name="ce782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2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8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82" table:number-columns-repeated="2"/>
          <table: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2" table:formula="of:=IF([.$X27] = 1; &quot;/&quot; &amp; ([.$U27] + 2); &quot;&quot;)">
            <text:p/>
          </table:table-cell>
          <table:table-cell table:style-name="ce15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2" table:formula="of:=IF([.$X28] = 1; &quot;/&quot; &amp; ([.$U28] + 2); &quot;&quot;)">
            <text:p/>
          </table:table-cell>
          <table:table-cell table:style-name="ce15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4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47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7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40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Elsődleges fegyver</text:p>
          </table:table-cell>
          <table:table-cell table:style-name="ce70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Másodlagos fegyver</text:p>
          </table:table-cell>
          <table:table-cell table:style-name="ce70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6" table:number-columns-spanned="2" table:number-rows-spanned="1"/>
          <table:covered-table-cell table:style-name="ce76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8" table:number-columns-spanned="2" table:number-rows-spanned="1"/>
          <table:covered-table-cell table:style-name="ce71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6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55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5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8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7"/>
          <table:table-cell table:style-name="Default" table:number-columns-repeated="6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6"/>
          <table:table-cell table:style-name="Default"/>
          <table:table-cell table:style-name="ce55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66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4"/>
          <table:covered-table-cell table:style-name="ce1147" table:content-validation-name="val117"/>
          <table:covered-table-cell table:style-name="ce163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48"/>
        <table:table-column table:style-name="co63" table:default-cell-style-name="ce1948"/>
        <table:table-column table:style-name="co64" table:default-cell-style-name="ce1948"/>
        <table:table-column table:style-name="co5" table:default-cell-style-name="ce1948"/>
        <table:table-column table:style-name="co65" table:default-cell-style-name="ce1948"/>
        <table:table-column table:style-name="co66" table:default-cell-style-name="ce1948"/>
        <table:table-column table:style-name="co67" table:default-cell-style-name="ce1948"/>
        <table:table-column table:style-name="co68" table:default-cell-style-name="ce1948"/>
        <table:table-column table:style-name="co69" table:default-cell-style-name="ce1948"/>
        <table:table-column table:style-name="co5" table:default-cell-style-name="ce1948"/>
        <table:table-column table:style-name="co70" table:default-cell-style-name="ce1948"/>
        <table:table-column table:style-name="co71" table:default-cell-style-name="ce1948"/>
        <table:table-column table:style-name="co72" table:default-cell-style-name="ce1948"/>
        <table:table-column table:style-name="co73" table:default-cell-style-name="ce1948"/>
        <table:table-column table:style-name="co74" table:default-cell-style-name="ce1948"/>
        <table:table-column table:style-name="co41" table:default-cell-style-name="ce1948"/>
        <table:table-column table:style-name="co41" table:number-columns-repeated="3" table:default-cell-style-name="ce2239"/>
        <table:table-column table:style-name="co41" table:number-columns-repeated="2" table:default-cell-style-name="ce1948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80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8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302" office:value-type="string" calcext:value-type="string">
            <text:p>Sebesség</text:p>
          </table:table-cell>
          <table:table-cell table:style-name="ce2322" office:value-type="string" calcext:value-type="string">
            <text:p>Sebzés</text:p>
            <text:p>Módja</text:p>
          </table:table-cell>
          <table:table-cell table:style-name="ce2330" office:value-type="string" calcext:value-type="string">
            <text:p>Pengehossz</text:p>
          </table:table-cell>
          <table:table-cell table:style-name="ce2349" office:value-type="string" calcext:value-type="string">
            <text:p>Forgatás</text:p>
            <text:p>Módja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02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K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57"/>
          <table:table-cell table:style-name="ce2230" table:number-columns-repeated="2"/>
          <table:table-cell table:style-name="ce2057"/>
          <table:table-cell table:style-name="ce2303"/>
          <table:table-cell table:style-name="ce2323"/>
          <table:table-cell table:style-name="ce2303"/>
          <table:table-cell table:style-name="ce2351"/>
          <table:table-cell table:style-name="ce2323"/>
          <table:table-cell table:style-name="ce2303" table:number-columns-repeated="4"/>
          <table:table-cell table:style-name="ce2351"/>
          <table:table-cell table:style-name="ce2444"/>
          <table:table-cell table:style-name="ce2489"/>
          <table:table-cell table:style-name="ce980" table:number-columns-repeated="111"/>
          <table:table-cell table:style-name="ce24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8" office:value-type="string" calcext:value-type="string">
            <text:p>Puszta kéz</text:p>
          </table:table-cell>
          <table:table-cell table:number-columns-repeated="2" table:style-name="ce1005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9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32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060" office:value-type="string" calcext:value-type="string">
            <text:p>Tőr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Béltépő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Dzsambia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Garott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és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riszkés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Levéltőr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arkolatgomb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éregfog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16">
          <table:table-cell/>
          <table:table-cell table:style-name="ce2060" office:value-type="string" calcext:value-type="string">
            <text:p>Pugos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Ramiera</text:p>
          </table:table-cell>
          <table:table-cell table:number-columns-repeated="2" table:style-name="ce1005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Tőr, hárító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15">Nagyon</text:span><text:span text:style-name="T16"> drága!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Tőr, kígyó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0" office:value-type="string" calcext:value-type="string">
            <text:p>Tőr, ökö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1" office:value-type="string" calcext:value-type="string">
            <text:p>Tőr, páncélszúr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Tőr, Slan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2062" office:value-type="string" calcext:value-type="string">
            <text:p>Vasököl / p.kesztyű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63" office:value-type="string" calcext:value-type="string">
            <text:p>Kard, dzsenn szablya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6" calcext:value-type="float">
            <text:p>6</text:p>
          </table:table-cell>
          <table:table-cell table:style-name="ce2271" office:value-type="string" calcext:value-type="string">
            <text:p>V/S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egy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emrelin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ard, fejvadász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andzsá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iequar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4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324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77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jatagán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4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9" calcext:value-type="float">
            <text:p>9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khossa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kígy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agoss 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ovag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4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1.5" calcext:value-type="float">
            <text:p>1,5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ásfélkezes 1K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Pugoss 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rapír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18">
          <table:table-cell/>
          <table:table-cell table:style-name="ce2060" office:value-type="string" calcext:value-type="string">
            <text:p>Kard, Slan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lan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csatakard</text:p>
          </table:table-cell>
          <table:table-cell table:style-name="ce1005" office:value-type="float" office:value="8" calcext:value-type="float">
            <text:p>8</text:p>
          </table:table-cell>
          <table:table-cell table:style-name="ce1005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zablya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1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/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egykezes</text:p>
          </table:table-cell>
          <table:table-cell table:style-name="ce2262" table:number-columns-repeated="2"/>
          <table:table-cell table:style-name="ce2388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Meneth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Predoci egyeneskard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Sequor 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Vívóbot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5"/>
          <table:table-cell table:style-name="ce2067" office:value-type="string" calcext:value-type="string">
            <text:p>Tőrkard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31" office:value-type="float" office:value="10" calcext:value-type="float">
            <text:p>10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9" calcext:value-type="float">
            <text:p>9</text:p>
          </table:table-cell>
          <table:table-cell table:style-name="ce2283" office:value-type="string" calcext:value-type="string">
            <text:p>S+V</text:p>
          </table:table-cell>
          <table:table-cell table:style-name="ce2283" office:value-type="float" office:value="3" calcext:value-type="float">
            <text:p>3</text:p>
          </table:table-cell>
          <table:table-cell table:style-name="ce2283" office:value-type="string" calcext:value-type="string">
            <text:p>kétkezes</text:p>
          </table:table-cell>
          <table:table-cell table:style-name="ce2283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0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Z</text:p>
          </table:table-cell>
          <table:table-cell table:style-name="ce2262" office:value-type="float" office:value="3" calcext:value-type="float">
            <text:p>3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5" calcext:value-type="float">
            <text:p>5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288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Könnyű és fürge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288" office:value-type="float" office:value="10" calcext:value-type="float">
            <text:p>10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Csak lovon használható.Csak Lovas rohamból használható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Lándzsa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Pika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1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Aprító fegyverek</text:p>
          </table:table-cell>
          <table:table-cell table:style-name="ce2211" office:value-type="string" calcext:value-type="string">
            <text:p>Balt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2236" office:value-type="float" office:value="2" calcext:value-type="float">
            <text:p>2</text:p>
          </table:table-cell>
          <table:table-cell table:style-name="ce228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58" office:value-type="string" calcext:value-type="string">
            <text:p>Bot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ot, furkó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0" office:value-type="string" calcext:value-type="string">
            <text:p>Buzogány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326" office:value-type="string" calcext:value-type="string">
            <text:p>Z</text:p>
          </table:table-cell>
          <table:table-cell table:style-name="ce2284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lánco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shadleki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3" calcext:value-type="float">
            <text:p>3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tolla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csákány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7" office:value-type="string" calcext:value-type="string">
            <text:p>Harci kalapác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83" office:value-type="float" office:value="-1" calcext:value-type="float">
            <text:p>-1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1" calcext:value-type="float">
            <text:p>1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1" office:value-type="string" calcext:value-type="string">
            <text:p>Osto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Ostorkard</text:p>
          </table:table-cell>
          <table:table-cell table:number-columns-repeated="2" table:style-name="ce1005" office:value-type="float" office:value="10" calcext:value-type="float">
            <text:p>10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8" calcext:value-type="float">
            <text:p>8</text:p>
          </table:table-cell>
          <table:table-cell table:style-name="ce2291" office:value-type="string" calcext:value-type="string">
            <text:p>V</text:p>
          </table:table-cell>
          <table:table-cell table:style-name="ce2291" office:value-type="float" office:value="3" calcext:value-type="float">
            <text:p>3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3/2/0</text:p>
          </table:table-cell>
          <table:table-cell table:style-name="ce2292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2" office:value-type="string" calcext:value-type="string">
            <text:p>Hárító: Csatakesztyű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Köpeny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3" calcext:value-type="float">
            <text:p>3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 office:value-type="string" calcext:value-type="string">
            <text:p>Legfeljebb 1 penge hosszú fegyverek ellen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Tonfa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3/2/0</text:p>
          </table:table-cell>
          <table:table-cell table:style-name="ce2291" office:value-type="float" office:value="-3" calcext:value-type="float">
            <text:p>-3</text:p>
          </table:table-cell>
          <table:table-cell table:style-name="ce2306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46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34" office:value-type="string" calcext:value-type="string">
            <text:p>TÉ</text:p>
          </table:table-cell>
          <table:table-cell table:style-name="ce2234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10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0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4" table:number-columns-repeated="8"/>
          <table:table-cell table:style-name="ce9" table:number-columns-repeated="16119"/>
        </table:table-row>
        <table:table-row table:style-name="ro2">
          <table:table-cell table:style-name="ce2045"/>
          <table:table-cell table:style-name="ce2215" office:value-type="string" calcext:value-type="string">
            <text:p>Ki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215" office:value-type="string" calcext:value-type="string">
            <text:p>Közepe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0" calcext:value-type="float">
            <text:p>10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7" calcext:value-type="float">
            <text:p>7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15" office:value-type="string" calcext:value-type="string">
            <text:p>Nagy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6" calcext:value-type="float">
            <text:p>16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9" calcext:value-type="float">
            <text:p>9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12" office:value-type="string" calcext:value-type="string">
            <text:p>Sebesség</text:p>
          </table:table-cell>
          <table:table-cell table:style-name="ce2312" office:value-type="string" calcext:value-type="string">
            <text:p>Sebzés</text:p>
            <text:p>Módja</text:p>
          </table:table-cell>
          <table:table-cell table:style-name="ce2312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12" office:value-type="string" calcext:value-type="string">
            <text:p>Átütés</text:p>
          </table:table-cell>
          <table:table-cell table:style-name="ce2216" table:number-columns-repeated="3"/>
          <table:table-cell table:style-name="ce231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ajítófegyverek</text:p>
          </table:table-cell>
          <table:table-cell table:style-name="ce2217"/>
          <table:table-cell table:style-name="ce2236" table:number-columns-repeated="2"/>
          <table:table-cell table:style-name="ce2211" table:number-columns-repeated="11"/>
          <table:table-cell table:style-name="ce2461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8" office:value-type="string" calcext:value-type="string">
            <text:p>Alkalmatlan tárgy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-5" calcext:value-type="float">
            <text:p>-5</text:p>
          </table:table-cell>
          <table:table-cell table:style-name="ce2237" office:value-type="float" office:value="11" calcext:value-type="float">
            <text:p>11</text:p>
          </table:table-cell>
          <table:table-cell table:style-name="ce2237" office:value-type="string" calcext:value-type="string">
            <text:p>Z</text:p>
          </table:table-cell>
          <table:table-cell table:style-name="ce2341" office:value-type="string" calcext:value-type="string">
            <text:p>5m +(Erő x 3)</text:p>
          </table:table-cell>
          <table:table-cell table:style-name="ce237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9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20m</text:p>
          </table:table-cell>
          <table:table-cell table:style-name="ce2377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0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342" office:value-type="string" calcext:value-type="string">
            <text:p>5m</text:p>
            <text:p>+(Erő x 3)</text:p>
          </table:table-cell>
          <table:table-cell table:style-name="ce2378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21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314" office:value-type="float" office:value="5" calcext:value-type="float">
            <text:p>5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5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style-name="ce1050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9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4m +Erő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48"/>
          <table:table-cell table:style-name="ce2221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4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343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3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2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241" office:value-type="float" office:value="3" calcext:value-type="float">
            <text:p>3</text:p>
          </table:table-cell>
          <table:table-cell table:style-name="ce229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15m</text:p>
          </table:table-cell>
          <table:table-cell table:style-name="ce2379" office:value-type="string" calcext:value-type="string">
            <text:p>egykezes</text:p>
          </table:table-cell>
          <table:table-cell table:style-name="ce2295" office:value-type="float" office:value="1" calcext:value-type="float">
            <text:p>1</text:p>
          </table:table-cell>
          <table:table-cell table:style-name="ce2295" office:value-type="float" office:value="0" calcext:value-type="float">
            <text:p>0</text:p>
          </table:table-cell>
          <table:table-cell table:style-name="ce2295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51"/>
          <table:table-cell table:style-name="ce2221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10" calcext:value-type="float">
            <text:p>-10</text:p>
          </table:table-cell>
          <table:table-cell table:style-name="ce231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344" office:value-type="string" calcext:value-type="string">
            <text:p>20m</text:p>
            <text:p>+(Erő x 5) 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2" calcext:value-type="float">
            <text:p>2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string" calcext:value-type="string">
            <text:p>70m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21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06" office:value-type="float" office:value="7" calcext:value-type="float">
            <text:p>7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2" office:value-type="string" calcext:value-type="string">
            <text:p>Íjász lőfegyverek</text:p>
          </table:table-cell>
          <table:table-cell table:style-name="ce2213" office:value-type="string" calcext:value-type="string">
            <text:p>Rövid íj</text:p>
          </table:table-cell>
          <table:table-cell table:style-name="ce2231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92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60m</text:p>
          </table:table-cell>
          <table:table-cell table:style-name="ce2380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3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string" calcext:value-type="string">
            <text:p>120m</text:p>
          </table:table-cell>
          <table:table-cell table:style-name="ce2296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0" calcext:value-type="float">
            <text:p>0</text:p>
          </table:table-cell>
          <table:table-cell table:style-name="ce2296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60m</text:p>
          </table:table-cell>
          <table:table-cell table:style-name="ce2300" office:value-type="string" calcext:value-type="string">
            <text:p>két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string" calcext:value-type="string">
            <text:p>spec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6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Fúvócső, vadász</text:p>
          </table:table-cell>
          <table:table-cell table:style-name="ce2238" office:value-type="float" office:value="3" calcext:value-type="float">
            <text:p>3</text:p>
          </table:table-cell>
          <table:table-cell table:style-name="ce2244" office:value-type="float" office:value="4" calcext:value-type="float">
            <text:p>4</text:p>
          </table:table-cell>
          <table:table-cell table:style-name="ce2297" office:value-type="float" office:value="-10" calcext:value-type="float">
            <text:p>-10</text:p>
          </table:table-cell>
          <table:table-cell table:style-name="ce2317" office:value-type="float" office:value="10" calcext:value-type="float">
            <text:p>10</text:p>
          </table:table-cell>
          <table:table-cell table:style-name="ce2297" office:value-type="string" calcext:value-type="string">
            <text:p>S</text:p>
          </table:table-cell>
          <table:table-cell table:style-name="ce2297" office:value-type="string" calcext:value-type="string">
            <text:p>30m</text:p>
          </table:table-cell>
          <table:table-cell table:style-name="ce2381" office:value-type="string" calcext:value-type="string">
            <text:p>két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övész lőfegyverek</text:p>
          </table:table-cell>
          <table:table-cell table:style-name="ce2225" office:value-type="string" calcext:value-type="string">
            <text:p>Kézi nyílpuska</text:p>
          </table:table-cell>
          <table:table-cell table:style-name="ce2231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18" office:value-type="float" office:value="10" calcext:value-type="float">
            <text:p>10</text:p>
          </table:table-cell>
          <table:table-cell table:style-name="ce2298" office:value-type="string" calcext:value-type="string">
            <text:p>S</text:p>
          </table:table-cell>
          <table:table-cell table:style-name="ce2345" office:value-type="string" calcext:value-type="string">
            <text:p>20m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9" office:value-type="string" calcext:value-type="string">
            <text:p>A kézi nyílpuska kevésbé pontos fegyver kis mérete miatt.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6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19" office:value-type="float" office:value="13" calcext:value-type="float">
            <text:p>13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50m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8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300" office:value-type="float" office:value="14" calcext:value-type="float">
            <text:p>14</text:p>
          </table:table-cell>
          <table:table-cell table:style-name="ce2314" office:value-type="float" office:value="16" calcext:value-type="float">
            <text:p>1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8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6" calcext:value-type="float">
            <text:p>6</text:p>
          </table:table-cell>
          <table:table-cell table:style-name="ce2300" office:value-type="float" office:value="20" calcext:value-type="float">
            <text:p>20</text:p>
          </table:table-cell>
          <table:table-cell table:style-name="ce2314" office:value-type="string" calcext:value-type="string">
            <text:p>-</text:p>
          </table:table-cell>
          <table:table-cell table:style-name="ce2300" office:value-type="string" calcext:value-type="string">
            <text:p>Z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1005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14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53"/>
          <table:table-cell table:style-name="ce2228" office:value-type="string" calcext:value-type="string">
            <text:p>Aquir nyílpuska</text:p>
          </table:table-cell>
          <table:table-cell table:style-name="ce2238" office:value-type="float" office:value="6" calcext:value-type="float">
            <text:p>6</text:p>
          </table:table-cell>
          <table:table-cell table:style-name="ce2245" office:value-type="float" office:value="5" calcext:value-type="float">
            <text:p>5</text:p>
          </table:table-cell>
          <table:table-cell table:style-name="ce2301" office:value-type="string" calcext:value-type="string">
            <text:p>💀/+6</text:p>
          </table:table-cell>
          <table:table-cell table:style-name="ce232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7" office:value-type="string" calcext:value-type="string">
            <text:p>Halálos hatása és Átütés értéke csak aquir kézben érvényesül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4" office:value-type="string" calcext:value-type="string">
            <text:p>Mágikus lövedékek</text:p>
          </table:table-cell>
          <table:table-cell table:style-name="ce983" office:value-type="string" calcext:value-type="string">
            <text:p>Mágiatáv I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8"/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I</text:p>
          </table:table-cell>
          <table:table-cell table:style-name="ce1005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V</text:p>
          </table:table-cell>
          <table:table-cell table:style-name="ce1005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8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9" table:number-columns-repeated="14"/>
          <table:table-cell table:style-name="ce2489"/>
          <table:table-cell table:style-name="ce98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39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019"/>
          <table:covered-table-cell table:style-name="ce1421"/>
          <table:table-cell table:style-name="ce90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2019"/>
          <table:table-cell table:style-name="ce1413"/>
          <table:table-cell table:style-name="ce90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562"/>
        <table:table-column table:style-name="co65" table:default-cell-style-name="ce2572"/>
        <table:table-column table:style-name="co83" table:default-cell-style-name="ce2581"/>
        <table:table-column table:style-name="co84" table:default-cell-style-name="ce2562"/>
        <table:table-column table:style-name="co85" table:default-cell-style-name="ce2591"/>
        <table:table-column table:style-name="co86" table:default-cell-style-name="ce2562"/>
        <table:table-column table:style-name="co87" table:default-cell-style-name="ce2562"/>
        <table:table-column table:style-name="co88" table:default-cell-style-name="ce2562"/>
        <table:table-column table:style-name="co89" table:default-cell-style-name="ce2600"/>
        <table:table-column table:style-name="co90" table:default-cell-style-name="ce2562"/>
        <table:table-column table:style-name="co91" table:default-cell-style-name="ce2562"/>
        <table:table-column table:style-name="co92" table:default-cell-style-name="Default"/>
        <table:table-column table:style-name="co93" table:default-cell-style-name="ce2562"/>
        <table:table-column table:style-name="co94" table:default-cell-style-name="ce2562"/>
        <table:table-column table:style-name="co95" table:default-cell-style-name="ce2562"/>
        <table:table-column table:style-name="co8" table:default-cell-style-name="Default"/>
        <table:table-row table:style-name="ro3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085"/>
          <table:covered-table-cell table:style-name="ce2086"/>
          <table:covered-table-cell table:number-columns-repeated="3" table:style-name="ce2085"/>
          <table:covered-table-cell table:style-name="ce2599"/>
          <table:covered-table-cell table:number-columns-repeated="2" table:style-name="ce2085"/>
          <table:covered-table-cell/>
          <table:covered-table-cell table:style-name="ce2085"/>
          <table:covered-table-cell table:number-columns-repeated="3"/>
        </table:table-row>
        <table:table-row table:style-name="ro2">
          <table:table-cell table:number-columns-repeated="4"/>
          <table:table-cell table:style-name="ce2086"/>
          <table:table-cell table:style-name="ce2085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85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085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5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20">➖➖➖ </text:span><text:span text:style-name="T50">Származás </text:span><text:span text:style-name="T51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52">Godoni nyelvek </text:span><text:span text:style-name="T53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5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2085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41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42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20">➖➖➖ Jellem, fóbiák, hobbik</text:span><text:span text:style-name="T50"> </text:span><text:span text:style-name="T51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85" office:value-type="string" calcext:value-type="string">
            <text:p><text:span text:style-name="T43">🟥 Előadóművészet, 🟩 </text:span><text:span text:style-name="T44">Befolyásolás, Lopás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5" office:value-type="string" calcext:value-type="string">
            <text:p><text:span text:style-name="T30">🟩</text:span><text:span text:style-name="T37"> </text:span>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45">🟥</text:span><text:span text:style-name="T37"> Előadóművészet, </text:span><text:span text:style-name="T46">🟩 </text:span>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5" office:value-type="string" calcext:value-type="string">
            <text:p>Érzékenység Tulajdonságodat segíti ízlelés esetén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5" office:value-type="string" calcext:value-type="string">
            <text:p>Érzékenység Tulajdonságodat segíti tapintás esetén</text:p>
          </table:table-cell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0">🟩 </text:span>Művészetismeret, Értékebecslés;  <text:span text:style-name="T31">🟥 </text:span><text:span text:style-name="T37">Képzőművészet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0">
          <table:table-cell table:style-name="ce256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5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 table:number-columns-repeated="2"/>
          <table:table-cell table:style-name="ce2601" office:value-type="string" calcext:value-type="string">
            <text:p><text:span text:style-name="T47">➖➖➖ Mágia</text:span><text:span text:style-name="T48"> </text:span><text:span text:style-name="T49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0">🟩 </text:span><text:span text:style-name="T37">Lexikum, </text:span>Nyomozás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🟩 Lexikum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1">🟥</text:span><text:span text:style-name="T37"> Előadóművészet, </text:span><text:span text:style-name="T46">🟩 </text:span>Művészetismeret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1">🟥</text:span><text:span text:style-name="T37"> Lexikum,</text:span><text:span text:style-name="T46"> </text:span>Nyomozás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0">🟩</text:span><text:span text:style-name="T37"> </text:span>Művészetismeret;  <text:span text:style-name="T31">🟥 </text:span><text:span text:style-name="T37">Képzőművészet</text:span>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5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20">➖➖➖ </text:span><text:span text:style-name="T52">Faj nyelvek </text:span><text:span text:style-name="T53">➖➖➖ </text:span></text:p>
          </table:table-cell>
          <table:table-cell table:number-columns-repeated="4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6"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20">➖➖➖ Kyr</text:span><text:span text:style-name="T52"> nyelvek </text:span><text:span text:style-name="T53">➖➖➖ </text:span>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6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20">➖➖➖ </text:span><text:span text:style-name="T50">Küllem, fizikum </text:span><text:span text:style-name="T51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0">🟩</text:span><text:span text:style-name="T37"> </text:span>Idomítás;  <text:span text:style-name="T31">🟥 </text:span>Lovaglás, Léglovaglás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30">🟩</text:span><text:span text:style-name="T37"> </text:span>Hadásza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20">➖➖➖ Speciális</text:span><text:span text:style-name="T52"> nyelvek </text:span><text:span text:style-name="T53">➖➖➖ </text:span>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0">🟥 </text:span><text:span text:style-name="T37">Kvantikum, </text:span>Nyomozás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0">🟩 </text:span>Lexikum, Hadásza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1">🟥</text:span><text:span text:style-name="T46"> </text:span><text:span text:style-name="T37">Előadóművészet, </text:span><text:span text:style-name="T46">🟩</text:span> Művészet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34">🟩 </text:span><text:span text:style-name="T35">Kézművesség;  </text:span><text:span text:style-name="T36">🟥 </text:span><text:span text:style-name="T35">Kvantikum, Csapdaállítás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0">🟩 </text:span><text:span text:style-name="T37">Művészetismeret, Értékebecslés;  </text:span><text:span text:style-name="T45">🟥 </text:span><text:span text:style-name="T37">Képzőművészet</text:span>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76"/>
          <table:table-cell office:value-type="string" calcext:value-type="string">
            <text:p><text:span text:style-name="T37">🟩 </text:span><text:span text:style-name="T38">Értékbecslés;  </text:span><text:span text:style-name="T39">🟥 </text:span><text:span text:style-name="T32">Lexikum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➖➖➖ Befolyástól véd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03" office:value-type="string" calcext:value-type="string">
            <text:p><text:span text:style-name="T20">➖➖➖ </text:span><text:span text:style-name="T50">Viszony </text:span><text:span text:style-name="T51">➖➖➖ </text:span></text:p>
          </table:table-cell>
          <table:table-cell table:number-columns-repeated="6"/>
        </table:table-row>
        <table:table-row table:style-name="ro1">
          <table:table-cell table:style-name="Default" table:formula="of:=COUNTA([.A5:.A58])-4" office:value-type="float" office:value="50" calcext:value-type="float">
            <text:p>50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1">🟥</text:span><text:span text:style-name="T46"> </text:span><text:span text:style-name="T37">Előadóművészet, </text:span><text:span text:style-name="T46">🟩 </text:span>Művészetismere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1">🟥 </text:span>Előadóművészet, Művészetismeret, Etikett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31">🟥 </text:span>Etikett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0">🟩 </text:span><text:span text:style-name="T37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0">🟩 </text:span><text:span text:style-name="T37">Nyomozás;   </text:span><text:span text:style-name="T45">🟥 </text:span><text:span text:style-name="T37">Városi jártasság, Etikett</text:span></text:p>
          </table:table-cell>
          <table:table-cell table:style-name="Default" table:number-columns-repeated="3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<text:span text:style-name="T37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<text:span text:style-name="T37">🟥 Előadóművészet, </text:span>🟩 Művészetismer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<text:span text:style-name="T37">🟥 Előadóművészet, </text:span>🟩 Művészetismer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2592" table:formula="of:=COUNTA([.E11:.E68])" office:value-type="float" office:value="58" calcext:value-type="float">
            <text:p>58</text:p>
          </table:table-cell>
          <table:table-cell table:style-name="ce258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6:.A123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80"/>
        <table:table-column table:style-name="co97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80" table:number-columns-repeated="16382"/>
        </table:table-row>
        <table:table-row table:style-name="ro21">
          <table:table-cell/>
          <table:table-cell table:style-name="ce26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1">
          <table:table-cell table:style-name="ce2605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5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85"/>
        <table:table-row table:style-name="ro26">
          <table:table-cell table:style-name="ce2103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26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 table:number-rows-repeated="3">
          <table:table-cell table:style-name="Default"/>
        </table:table-row>
        <table:table-row table:style-name="ro1">
          <table:table-cell table:style-name="ce2227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227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27"/>
        </table:table-row>
        <table:table-row table:style-name="ro1">
          <table:table-cell table:style-name="ce2227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5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6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7">
          <table:table-cell table:style-name="ce2688" office:value-type="string" calcext:value-type="string">
            <text:p>* Szakma lista</text:p>
          </table:table-cell>
        </table:table-row>
        <table:table-row table:style-name="ro27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3.0</text:p>
          </table:table-cell>
        </table:table-row>
        <table:table-row table:style-name="ro26">
          <table:table-cell table:style-name="ce2688" office:value-type="string" calcext:value-type="string">
            <text:p>* Történelemismeret: Átfogó</text:p>
          </table:table-cell>
        </table:table-row>
        <table:table-row table:style-name="ro26">
          <table:table-cell table:style-name="ce2688" office:value-type="string" calcext:value-type="string">
            <text:p>* Műveltség: Átlagos (új)</text:p>
          </table:table-cell>
        </table:table-row>
        <table:table-row table:style-name="ro26">
          <table:table-cell table:style-name="ce2688" office:value-type="string" calcext:value-type="string">
            <text:p>* Irodalom-ismeret megszűnt</text:p>
          </table:table-cell>
        </table:table-row>
        <table:table-row table:style-name="ro26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6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6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6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6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6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6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2.4</text:p>
          </table:table-cell>
        </table:table-row>
        <table:table-row table:style-name="ro26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6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2.3</text:p>
          </table:table-cell>
        </table:table-row>
        <table:table-row table:style-name="ro26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6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6">
          <table:table-cell table:style-name="ce2691" office:value-type="string" calcext:value-type="string">
            <text:p>V8.2.2</text:p>
          </table:table-cell>
        </table:table-row>
        <table:table-row table:style-name="ro26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6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6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6">
          <table:table-cell table:style-name="ce2688" office:value-type="string" calcext:value-type="string">
            <text:p>* Kétkezes harc táblázat</text:p>
          </table:table-cell>
        </table:table-row>
        <table:table-row table:style-name="ro26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1.1</text:p>
          </table:table-cell>
        </table:table-row>
        <table:table-row table:style-name="ro26">
          <table:table-cell table:style-name="ce2688" office:value-type="string" calcext:value-type="string">
            <text:p>* Max szint: 21</text:p>
          </table:table-cell>
        </table:table-row>
        <table:table-row table:style-name="ro26">
          <table:table-cell table:style-name="ce2688" office:value-type="string" calcext:value-type="string">
            <text:p>* KP Alap: 150</text:p>
          </table:table-cell>
        </table:table-row>
        <table:table-row table:style-name="ro26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6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6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6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6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6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6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6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6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6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7.9.1</text:p>
          </table:table-cell>
        </table:table-row>
        <table:table-row table:style-name="ro26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6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7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Kiegészítő KP / Szint: (</text:span><text:span text:style-name="T58">20</text:span><text:span text:style-name="T57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9">→ </text:span><text:span text:style-name="T60">lefelé</text:span><text:span text:style-name="T59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9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9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1"> </text:span><text:span text:style-name="T62">→</text:span><text:span text:style-name="T6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62">→</text:span><text:span text:style-name="T6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62">→</text:span><text:span text:style-name="T6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62">→</text:span><text:span text:style-name="T61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62"/>
        <table:table-column table:style-name="co100" table:default-cell-style-name="ce2776"/>
        <table:table-column table:style-name="co15" table:default-cell-style-name="ce2562"/>
        <table:table-column table:style-name="co101" table:default-cell-style-name="ce2562"/>
        <table:table-column table:style-name="co102" table:default-cell-style-name="ce2562"/>
        <table:table-column table:style-name="co15" table:default-cell-style-name="ce2562"/>
        <table:table-column table:style-name="co103" table:default-cell-style-name="ce2562"/>
        <table:table-column table:style-name="co104" table:default-cell-style-name="ce2562"/>
        <table:table-column table:style-name="co105" table:default-cell-style-name="ce2562"/>
        <table:table-column table:style-name="co106" table:default-cell-style-name="ce2562"/>
        <table:table-column table:style-name="co107" table:default-cell-style-name="ce2562"/>
        <table:table-column table:style-name="co108" table:default-cell-style-name="ce2562"/>
        <table:table-column table:style-name="co109" table:default-cell-style-name="ce2562"/>
        <table:table-column table:style-name="co110" table:default-cell-style-name="ce2562"/>
        <table:table-column table:style-name="co111" table:default-cell-style-name="ce2562"/>
        <table:table-column table:style-name="co112" table:default-cell-style-name="ce2562"/>
        <table:table-column table:style-name="co113" table:default-cell-style-name="ce980"/>
        <table:table-column table:style-name="co114" table:default-cell-style-name="ce980"/>
        <table:table-column table:style-name="co115" table:default-cell-style-name="ce980"/>
        <table:table-column table:style-name="co116" table:number-columns-repeated="2" table:default-cell-style-name="ce641"/>
        <table:table-column table:style-name="co116" table:default-cell-style-name="ce980"/>
        <table:table-column table:style-name="co41" table:number-columns-repeated="2" table:default-cell-style-name="ce980"/>
        <table:table-column table:style-name="co39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6"/>
          <table:covered-table-cell table:style-name="ce2206"/>
          <table:covered-table-cell table:number-columns-repeated="6" table:style-name="ce2196"/>
          <table:covered-table-cell table:number-columns-repeated="3" table:style-name="ce2334"/>
          <table:covered-table-cell table:style-name="ce2196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96"/>
          <table:table-cell table:style-name="ce2206"/>
          <table:table-cell table:style-name="ce2196" table:number-columns-repeated="2"/>
          <table:table-cell table:style-name="ce2872"/>
          <table:table-cell table:style-name="ce2196" table:number-columns-repeated="3"/>
          <table:table-cell table:style-name="ce2334" table:number-columns-repeated="3"/>
          <table:table-cell table:style-name="ce2196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7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374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78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71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261" office:value-type="string" calcext:value-type="string">
            <text:p>Szint</text:p>
          </table:table-cell>
          <table:table-cell table:style-name="ce2261" office:value-type="string" calcext:value-type="string" table:number-columns-spanned="2" table:number-rows-spanned="1">
            <text:p>KP</text:p>
          </table:table-cell>
          <table:covered-table-cell table:style-name="ce2261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178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63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3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4</text:span></text:p>
            <text:p><text:span text:style-name="T1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178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562" table:number-columns-repeated="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2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37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78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76" office:value-type="string" calcext:value-type="string">
            <text:p>Fok</text:p>
          </table:table-cell>
          <table:table-cell table:style-name="ce2376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8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7"/>
          <table:table-cell table:number-columns-repeated="2"/>
          <table:table-cell table:style-name="ce983"/>
          <table:table-cell table:style-name="ce2963" table:number-columns-repeated="3"/>
          <table:table-cell/>
          <table:table-cell table:style-name="ce1005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7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78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78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10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511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15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1"/>
          <table:table-cell table:number-columns-repeated="12"/>
          <table:table-cell table:style-name="ce980" table:number-columns-repeated="16351"/>
        </table:table-row>
        <table:table-row table:style-name="ro5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376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1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1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1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1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1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8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556" table:number-columns-repeated="3"/>
          <table:table-cell table:style-name="ce2511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6"/>
          <table:table-cell table:style-name="ce2511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20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5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1"/>
          <table:table-cell table:style-name="ce980"/>
          <table:table-cell table:style-name="ce2138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376" table:content-validation-name="val225" office:value-type="string" calcext:value-type="string">
            <text:p>Fok</text:p>
          </table:table-cell>
          <table:table-cell table:style-name="ce2376" table:content-validation-name="val225" office:value-type="string" calcext:value-type="string">
            <text:p>Bónusz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04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78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66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4" table:content-validation-name="val5"/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0">
          <table:table-cell table:style-name="ce980"/>
          <table:table-cell table:style-name="ce172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76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138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20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8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66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8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7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02" office:value-type="string" calcext:value-type="string">
            <text:p>Harckeret növ fok bónusz</text:p>
          </table:table-cell>
          <table:table-cell table:style-name="ce1005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32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80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1005" office:value-type="float" office:value="2" calcext:value-type="float">
            <text:p>2</text:p>
          </table:table-cell>
          <table:table-cell table:style-name="ce2488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78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8" calcext:value-type="float">
            <text:p>8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6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48" office:value-type="float" office:value="9" calcext:value-type="float">
            <text:p>9</text:p>
          </table:table-cell>
          <table:table-cell table:style-name="ce2363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0" calcext:value-type="float">
            <text:p>0</text:p>
          </table:table-cell>
          <table:table-cell table:number-columns-repeated="2" table:style-name="ce2180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10" calcext:value-type="float">
            <text:p>10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1" calcext:value-type="float">
            <text:p>1</text:p>
          </table:table-cell>
          <table:table-cell table:style-name="ce2180" table:content-validation-name="val5" office:value-type="float" office:value="5" calcext:value-type="float">
            <text:p>5</text:p>
          </table:table-cell>
          <table:table-cell table:style-name="ce2180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2" calcext:value-type="float">
            <text:p>2</text:p>
          </table:table-cell>
          <table:table-cell table:style-name="ce2180" table:content-validation-name="val5" office:value-type="float" office:value="10" calcext:value-type="float">
            <text:p>10</text:p>
          </table:table-cell>
          <table:table-cell table:style-name="ce2180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80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3" calcext:value-type="float">
            <text:p>3</text:p>
          </table:table-cell>
          <table:table-cell table:style-name="ce2180" table:content-validation-name="val5" office:value-type="float" office:value="15" calcext:value-type="float">
            <text:p>15</text:p>
          </table:table-cell>
          <table:table-cell table:style-name="ce2180" table:content-validation-name="val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4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3"/>
          <table:table-cell table:style-name="ce980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5" table:content-validation-name="val5"/>
          <table:table-cell table:style-name="ce2181" table:content-validation-name="val5" table:number-columns-repeated="2"/>
          <table:table-cell table:style-name="ce2572" table:content-validation-name="val5"/>
          <table:table-cell table:style-name="ce2242" table:content-validation-name="val5"/>
          <table:table-cell table:style-name="ce2572" table:content-validation-name="val5" table:number-columns-repeated="3"/>
          <table:table-cell table:style-name="ce980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table:number-columns-repeated="3"/>
          <table:table-cell table:style-name="ce164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20" calcext:value-type="float">
            <text:p>20</text:p>
          </table:table-cell>
          <table:table-cell table:style-name="ce2363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64" table:content-validation-name="val5"/>
          <table:covered-table-cell table:number-columns-repeated="3" table:style-name="ce980"/>
          <table:table-cell table:style-name="ce1648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7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5" table:content-validation-name="val5"/>
          <table:table-cell table:style-name="ce218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3"/>
          <table:table-cell table:style-name="ce1648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5" table:content-validation-name="val5" office:value-type="string" calcext:value-type="string">
            <text:p>Szúró</text:p>
          </table:table-cell>
          <table:table-cell table:style-name="ce2185" table:content-validation-name="val5" office:value-type="string" calcext:value-type="string">
            <text:p>Vágó</text:p>
          </table:table-cell>
          <table:table-cell table:style-name="ce2185" table:content-validation-name="val5" office:value-type="string" calcext:value-type="string">
            <text:p>Zúzó</text:p>
          </table:table-cell>
          <table:table-cell table:style-name="ce218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5" table:content-validation-name="val224" office:value-type="string" calcext:value-type="string">
            <text:p>Pocsék</text:p>
          </table:table-cell>
          <table:table-cell table:style-name="ce1005" table:content-validation-name="val224" office:value-type="string" calcext:value-type="string">
            <text:p>Átlagos</text:p>
          </table:table-cell>
          <table:table-cell table:style-name="ce2150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10" calcext:value-type="float">
            <text:p>11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7" table:content-validation-name="val5" office:value-type="string" calcext:value-type="string">
            <text:p>Fémalapanyag</text:p>
          </table:table-cell>
          <table:table-cell table:style-name="ce218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0" office:value-type="string" calcext:value-type="string">
            <text:p>Acé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0" office:value-type="string" calcext:value-type="string">
            <text:p>Bronz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float" office:value="0.5" calcext:value-type="float">
            <text:p>0,5</text:p>
          </table:table-cell>
          <table:table-cell table:style-name="ce1005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50" calcext:value-type="float">
            <text:p>150</text:p>
          </table:table-cell>
          <table:table-cell table:style-name="ce2363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0" office:value-type="string" calcext:value-type="string">
            <text:p>Abbitacél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60" calcext:value-type="float">
            <text:p>16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0" office:value-type="string" calcext:value-type="string">
            <text:p>Mithrill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100" calcext:value-type="float">
            <text:p>100</text:p>
          </table:table-cell>
          <table:table-cell table:style-name="ce1005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3"/>
          <table:table-cell table:style-name="ce980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0" office:value-type="string" calcext:value-type="string">
            <text:p>Lunír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float" office:value="1000" calcext:value-type="float">
            <text:p>1000</text:p>
          </table:table-cell>
          <table:table-cell table:style-name="ce1005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3"/>
          <table:table-cell table:style-name="ce980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3"/>
          <table:table-cell table:style-name="ce980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3"/>
          <table:table-cell table:style-name="ce980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3"/>
          <table:table-cell table:style-name="ce980"/>
          <table:table-cell table:style-name="ce1725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50"/>
          <table:table-cell table:style-name="ce980" table:number-columns-repeated="5"/>
          <table:table-cell table:style-name="ce1648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3"/>
          <table:table-cell table:style-name="ce1050" table:number-columns-repeated="2"/>
          <table:table-cell table:style-name="ce980" table:number-columns-repeated="5"/>
          <table:table-cell table:style-name="ce1725" table:number-columns-repeated="4"/>
          <table:table-cell table:style-name="ce1648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5" table:content-validation-name="val222" office:value-type="string" calcext:value-type="string">
            <text:p>TÉ</text:p>
          </table:table-cell>
          <table:table-cell table:style-name="ce2205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363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90" table:content-validation-name="val222" table:formula="of:=VLOOKUP([.$C81];harcmodorok;2)" office:value-type="float" office:value="-9" calcext:value-type="float">
            <text:p>-9</text:p>
          </table:table-cell>
          <table:table-cell table:style-name="ce2190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363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90" table:content-validation-name="val222" table:formula="of:=VLOOKUP([.$C82];harcmodorok;2)" office:value-type="float" office:value="3" calcext:value-type="float">
            <text:p>3</text:p>
          </table:table-cell>
          <table:table-cell table:style-name="ce2190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90" table:content-validation-name="val222" table:formula="of:=VLOOKUP([.$C83];harcmodorok;2)" office:value-type="float" office:value="6" calcext:value-type="float">
            <text:p>6</text:p>
          </table:table-cell>
          <table:table-cell table:style-name="ce2190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90" table:content-validation-name="val222" table:formula="of:=VLOOKUP([.$C84];harcmodorok;2)" office:value-type="float" office:value="9" calcext:value-type="float">
            <text:p>9</text:p>
          </table:table-cell>
          <table:table-cell table:style-name="ce2190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725" table:number-columns-repeated="3"/>
          <table:table-cell table:style-name="ce1648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5" table:content-validation-name="val105" office:value-type="string" calcext:value-type="string">
            <text:p>TÉ</text:p>
          </table:table-cell>
          <table:table-cell table:style-name="ce2205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190" office:value-type="float" office:value="0" calcext:value-type="float">
            <text:p>0</text:p>
          </table:table-cell>
          <table:table-cell table:number-columns-repeated="2" table:style-name="ce2190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190" office:value-type="float" office:value="6" calcext:value-type="float">
            <text:p>6</text:p>
          </table:table-cell>
          <table:table-cell table:number-columns-repeated="2" table:style-name="ce2190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190" office:value-type="float" office:value="9" calcext:value-type="float">
            <text:p>9</text:p>
          </table:table-cell>
          <table:table-cell table:number-columns-repeated="2" table:style-name="ce2190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3"/>
          <table:table-cell table:style-name="ce2242"/>
          <table:table-cell table:style-name="ce2572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5"/>
          <table:table-cell table:style-name="ce2181" table:number-columns-repeated="2"/>
          <table:table-cell table:style-name="ce2572"/>
          <table:table-cell table:style-name="ce2242"/>
          <table:table-cell table:style-name="ce2572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145"/>
          <table:table-cell table:style-name="ce2181" table:number-columns-repeated="2"/>
          <table:table-cell table:style-name="ce2572"/>
          <table:table-cell table:style-name="ce2242"/>
          <table:table-cell table:style-name="ce2572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145"/>
          <table:table-cell table:style-name="ce2181" table:number-columns-repeated="2"/>
          <table:table-cell table:style-name="ce2572"/>
          <table:table-cell table:style-name="ce2242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5"/>
          <table:table-cell table:style-name="ce2181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8"/>
        <table:named-range table:name="fortelyok_altalanos_full" table:base-cell-address="$Fortélylista.$B$35" table:cell-range-address="$Fortélylista.$A$4:.$C$58"/>
        <table:named-range table:name="fortelyok_harci" table:base-cell-address="$Fortélylista.$A$102" table:cell-range-address="$Fortélylista.$A$75:.$A$123"/>
        <table:named-range table:name="fortelyok_harci_full" table:base-cell-address="$Fortélylista.$A$102" table:cell-range-address="$Fortélylista.$A$75:.$B$123"/>
        <table:named-range table:name="fortelyok_kiemelt" table:base-cell-address="$Fortélylista.$A$53" table:cell-range-address="$Fortélylista.$A$65:.$A$74"/>
        <table:named-range table:name="fortelyok_kiemelt_full" table:base-cell-address="$Fortélylista.$A$53" table:cell-range-address="$Fortélylista.$A$65:.$B$74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8"/>
        <table:named-range table:name="fortelyok_misztikus_full" table:base-cell-address="$Fortélylista.$D$73" table:cell-range-address="$Fortélylista.$A$129:.$B$148"/>
        <table:named-range table:name="fortelyok_szabad" table:base-cell-address="$Fortélylista.$E$16" table:cell-range-address="$Fortélylista.$E$10:.$E$6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5:.$E$57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3:Fortélylista.D75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00.00.00</text:date>, <text:time style:data-style-name="N2" text:time-value="20:35:22.22569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5T22:17:19.996536000</dc:date>
    <meta:editing-cycles>1334</meta:editing-cycles>
    <meta:editing-duration>P12DT3H14M36S</meta:editing-duration>
    <meta:document-statistic meta:table-count="11" meta:cell-count="499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